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bea70" officeooo:paragraph-rsid="000bea70"/>
    </style:style>
    <style:style style:name="P2" style:family="paragraph" style:parent-style-name="Preformatted_20_Text">
      <style:text-properties officeooo:rsid="000da7f8" officeooo:paragraph-rsid="000da7f8"/>
    </style:style>
    <style:style style:name="P3" style:family="paragraph" style:parent-style-name="Preformatted_20_Text">
      <style:text-properties officeooo:rsid="000f89bd" officeooo:paragraph-rsid="000f89bd"/>
    </style:style>
    <style:style style:name="P4" style:family="paragraph" style:parent-style-name="Preformatted_20_Text">
      <style:paragraph-properties fo:margin-top="0in" fo:margin-bottom="0.1965in" loext:contextual-spacing="false"/>
    </style:style>
    <style:style style:name="P5" style:family="paragraph" style:parent-style-name="Standard">
      <style:text-properties officeooo:rsid="000bea70" officeooo:paragraph-rsid="000bea70"/>
    </style:style>
    <style:style style:name="P6" style:family="paragraph" style:parent-style-name="Standard">
      <style:text-properties officeooo:rsid="000da7f8" officeooo:paragraph-rsid="000da7f8"/>
    </style:style>
    <style:style style:name="P7" style:family="paragraph" style:parent-style-name="Standard">
      <style:text-properties officeooo:rsid="000f89bd" officeooo:paragraph-rsid="000f89b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ow to fix merge conflicts:</text:p>
      <text:p text:style-name="P1"/>
      <text:p text:style-name="P1">git status</text:p>
      <text:p text:style-name="P1"/>
      <text:p text:style-name="P1">(see what is not added)</text:p>
      <text:p text:style-name="P1"/>
      <text:p text:style-name="P1">git add .gitignore</text:p>
      <text:p text:style-name="P1"/>
      <text:p text:style-name="P1">git commit -m ‘message’</text:p>
      <text:p text:style-name="P1">git push</text:p>
      <text:p text:style-name="P1">git pull</text:p>
      <text:p text:style-name="P1"/>
      <text:p text:style-name="P1"/>
      <text:p text:style-name="P6">How to push:</text:p>
      <text:p text:style-name="P6"/>
      <text:p text:style-name="P2"><text:span text:style-name="Source_20_Text">$ cd ~/ReadingJournal</text:span></text:p>
      <text:p text:style-name="Preformatted_20_Text"><text:span text:style-name="Source_20_Text">$ git add day1_reading_journal.ipynb</text:span></text:p>
      <text:p text:style-name="Preformatted_20_Text"><text:span text:style-name="Source_20_Text">$ git commit -m "Turning in my reading journal for day 1"</text:span></text:p>
      <text:p text:style-name="P4"><text:span text:style-name="Source_20_Text">$ git push</text:span></text:p>
      <text:p text:style-name="P7">get new notebook</text:p>
      <text:p text:style-name="P7"/>
      <text:p text:style-name="P3"><text:span text:style-name="Source_20_Text">$ git pull upstream master</text:span>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4T14:55:16.695188801</meta:creation-date>
    <dc:date>2017-01-28T16:41:15.275016341</dc:date>
    <meta:editing-duration>PT3M32S</meta:editing-duration>
    <meta:editing-cycles>3</meta:editing-cycles>
    <meta:generator>LibreOffice/5.1.4.2$Linux_X86_64 LibreOffice_project/10m0$Build-2</meta:generator>
    <meta:document-statistic meta:table-count="0" meta:image-count="0" meta:object-count="0" meta:page-count="1" meta:paragraph-count="14" meta:word-count="56" meta:character-count="295" meta:non-whitespace-character-count="253"/>
  </office:meta>
</office:document-meta>
</file>